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officeooo:rsid="0011def0" officeooo:paragraph-rsid="0011def0"/>
    </style:style>
    <style:style style:name="P2" style:family="paragraph" style:parent-style-name="Standard">
      <style:text-properties style:font-name="Arial" officeooo:rsid="000e3148" officeooo:paragraph-rsid="000e3148"/>
    </style:style>
    <style:style style:name="P3" style:family="paragraph" style:parent-style-name="Standard">
      <style:paragraph-properties fo:line-height="200%"/>
      <style:text-properties style:font-name="Arial" officeooo:rsid="000e3148" officeooo:paragraph-rsid="000e3148"/>
    </style:style>
    <style:style style:name="P4" style:family="paragraph" style:parent-style-name="Standard">
      <style:paragraph-properties fo:margin-top="0.302cm" fo:margin-bottom="0.302cm" style:contextual-spacing="false"/>
      <style:text-properties style:font-name="Arial" officeooo:rsid="000e3148" officeooo:paragraph-rsid="000e3148"/>
    </style:style>
    <style:style style:name="P5" style:family="paragraph" style:parent-style-name="Subtitle">
      <style:text-properties style:text-underline-style="solid" style:text-underline-width="auto" style:text-underline-color="font-color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0e3148" officeooo:paragraph-rsid="000e3148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0e3148" officeooo:paragraph-rsid="000f3347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0f3347" officeooo:paragraph-rsid="000f3347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0f3347" officeooo:paragraph-rsid="0010d374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0d374" officeooo:paragraph-rsid="0010d374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1def0" officeooo:paragraph-rsid="0011def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3347"/>
    </style:style>
    <style:style style:name="T3" style:family="text">
      <style:text-properties officeooo:rsid="0010d374"/>
    </style:style>
    <style:style style:name="T4" style:family="text">
      <style:text-properties officeooo:rsid="0011def0"/>
    </style:style>
    <style:style style:name="T5" style:family="text">
      <style:text-properties officeooo:rsid="001275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istoria de usuario Nro. 1.</text:p>
      <text:p text:style-name="P4"><text:span text:style-name="T1">Titulo</text:span>: Registro de usuario.</text:p>
      <text:p text:style-name="P2"><text:span text:style-name="T1">Descripción</text:span>: Como usuario del sitio “<text:span text:style-name="T5">online</text:span><text:span text:style-name="T4"> </text:span><text:span text:style-name="T5">pets</text:span><text:span text:style-name="T4">”</text:span>, quiero poder registrarme como un usuario en el sistema para poder operar con las funcionalidades del mismo.</text:p>
      <text:p text:style-name="P2"/>
      <text:p text:style-name="P3"><text:span text:style-name="T1">Criterios de aceptación</text:span>:</text:p>
      <text:list xml:id="list3766881260" text:style-name="L1">
        <text:list-item>
          <text:p text:style-name="P6">Ingresar al sitio “<text:span text:style-name="T5">online</text:span> <text:span text:style-name="T5">pets</text:span>” y ver en el botón “Registrarme” – Pasa - </text:p>
        </text:list-item>
        <text:list-item>
          <text:p text:style-name="P7">Presionar el link “<text:span text:style-name="T2">Registrarme</text:span>” <text:span text:style-name="T2">e ingresar al formulario para cargar mis datos personales – Pasa -</text:span></text:p>
        </text:list-item>
        <text:list-item>
          <text:p text:style-name="P8">Cargar dato de nombre con texto y/o numero – Pasa - </text:p>
        </text:list-item>
        <text:list-item>
          <text:p text:style-name="P7"><text:span text:style-name="T2">Cargar</text:span> <text:span text:style-name="T2">dato de apellido con texto y/o numero – Pasa -</text:span></text:p>
        </text:list-item>
        <text:list-item>
          <text:p text:style-name="P8">Cargar dato de dirección de correo electrónico con formato correcto<text:note text:id="ftn1" text:note-class="footnote"><text:note-citation>1</text:note-citation><text:note-body><text:p text:style-name="P1">Dirección de correo electrónico: usuario@dominio.com.ar</text:p></text:note-body></text:note> – Pasa -</text:p>
        </text:list-item>
        <text:list-item>
          <text:p text:style-name="P8">Cargar dato de dirección de correo electrónico con formato incorrecto – Error - </text:p>
        </text:list-item>
        <text:list-item>
          <text:p text:style-name="P8">Cargar dato de dirección con texto y/o numero – Pasa - </text:p>
        </text:list-item>
        <text:list-item>
          <text:p text:style-name="P9">Cargar dato de <text:span text:style-name="T3">teléfono</text:span> <text:span text:style-name="T3">con </text:span>números – Pasa - </text:p>
        </text:list-item>
        <text:list-item>
          <text:p text:style-name="P9">Cargar dato de <text:span text:style-name="T3">teléfono</text:span> <text:span text:style-name="T3">con </text:span>números <text:span text:style-name="T3">y letras o letras solamente</text:span> – <text:span text:style-name="T3">Error</text:span> - </text:p>
        </text:list-item>
        <text:list-item>
          <text:p text:style-name="P8">Cargar dato de contraseña con texto, numero y caracteres especiales – Pasa - </text:p>
        </text:list-item>
        <text:list-item>
          <text:p text:style-name="P8">Cargar dato de confirmación de contraseña con texto, numero y caracteres especiales – Pasa - </text:p>
        </text:list-item>
        <text:list-item>
          <text:p text:style-name="P8"><text:s/>Dato de contraseña y dato de confirmación de contraseña <text:span text:style-name="T3">son iguales – Pasa -</text:span></text:p>
        </text:list-item>
        <text:list-item>
          <text:p text:style-name="P8"><text:s/><text:span text:style-name="T3">Dato de contraseña y dato de confirmación de contraseña son diferentes – Error - </text:span></text:p>
        </text:list-item>
        <text:list-item>
          <text:p text:style-name="P8"><text:s/><text:span text:style-name="T3">Presionar el botón registro con los datos nombre, apellido, dirección de correo electrónico, contraseña y su confirmación cargados de manera obligatoria – Pasa- </text:span></text:p>
        </text:list-item>
        <text:list-item>
          <text:p text:style-name="P10">Presionar el botón registro con al menos uno de los datos nombre, apellido, dirección de correo electrónico, contraseña y su confirmación no cargados – Error -</text:p>
        </text:list-item>
        <text:list-item>
          <text:p text:style-name="P11">Presionar el botón “cancelar registro” para volver a la pagina principal del sitio web “<text:span text:style-name="T5">online pets</text:span>” – Pasa -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3T23:53:11.530000000</dc:date>
    <meta:editing-duration>PT10M32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1" meta:word-count="277" meta:character-count="1698" meta:non-whitespace-character-count="1428"/>
  </office:meta>
</office:document-meta>
</file>